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" style:font-family-generic="modern" style:font-pitch="fixed"/>
    <style:font-face style:name="Liberation Mono2" svg:font-family="'Liberation Mono'" style:font-adornments="Italic" style:font-family-generic="modern" style:font-pitch="fixed"/>
    <style:font-face style:name="Droid Sans2" svg:font-family="'Droid Sans'" style:font-adornments="Italic" style:font-family-generic="swiss" style:font-pitch="fixed"/>
    <style:font-face style:name="Droid Sans Mono1" svg:font-family="'Droid Sans Mono'" style:font-family-generic="swiss" style:font-pitch="fixed"/>
    <style:font-face style:name="Droid Sans Mono2" svg:font-family="'Droid Sans Mono'" style:font-adornments="Italic" style:font-family-generic="swiss" style:font-pitch="fixed"/>
    <style:font-face style:name="Liberation Mono3" svg:font-family="'Liberation Mono'" style:font-adornments="Italic" style:font-family-generic="swiss" style:font-pitch="fixed"/>
    <style:font-face style:name="Liberation Sans4" svg:font-family="'Liberation Sans'" style:font-adornments="Italic" style:font-family-generic="swiss" style:font-pitch="fixed"/>
    <style:font-face style:name="Liberation Mono" svg:font-family="'Liberation Mono'" style:font-family-generic="modern" style:font-pitch="variable"/>
    <style:font-face style:name="Liberation Sans3" svg:font-family="'Liberation Sans'" style:font-family-generic="modern" style:font-pitch="variable"/>
    <style:font-face style:name="Droid Sans1" svg:font-family="'Droid Sans'" style:font-family-generic="roman" style:font-pitch="variable"/>
    <style:font-face style:name="Droid Serif" svg:font-family="'Droid Serif'" style:font-family-generic="roman" style:font-pitch="variable"/>
    <style:font-face style:name="Droid Serif1" svg:font-family="'Droid Serif'" style:font-adornments="Italic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Droid Sans3" svg:font-family="'Droid Sans'" style:font-adornments="Italic" style:font-family-generic="swiss" style:font-pitch="variable"/>
    <style:font-face style:name="Droid Sans Mono" svg:font-family="'Droid Sans Mono'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 style:list-style-name="L3">
      <style:graphic-properties draw:stroke="none" draw:fill="none" fo:min-height="0.955cm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line-height="150%"/>
    </style:style>
    <style:style style:name="P2" style:family="paragraph">
      <style:paragraph-properties fo:line-height="150%"/>
      <style:text-properties fo:color="#3465a4" style:font-name="Droid Sans" fo:font-size="60pt" fo:font-weight="bold" style:font-size-asian="60pt" style:font-size-complex="60pt"/>
    </style:style>
    <style:style style:name="P3" style:family="paragraph">
      <style:text-properties fo:font-size="20pt"/>
    </style:style>
    <style:style style:name="P4" style:family="paragraph">
      <style:text-properties fo:font-size="24pt"/>
    </style:style>
    <style:style style:name="P5" style:family="paragraph">
      <style:paragraph-properties fo:line-height="150%"/>
      <style:text-properties fo:color="#3465a4" style:font-name="Droid Sans" fo:font-size="32pt" fo:font-weight="bold" style:font-size-asian="32pt" style:font-size-complex="32pt"/>
    </style:style>
    <style:style style:name="P6" style:family="paragraph">
      <style:paragraph-properties fo:line-height="150%"/>
      <style:text-properties fo:font-size="24pt"/>
    </style:style>
    <style:style style:name="P7" style:family="paragraph">
      <style:paragraph-properties fo:line-height="150%"/>
      <style:text-properties fo:font-size="24pt" fo:font-weight="bold"/>
    </style:style>
    <style:style style:name="T1" style:family="text">
      <style:text-properties fo:color="#3465a4" fo:font-size="36pt" fo:font-weight="bold" style:font-size-asian="36pt" style:font-weight-asian="bold" style:font-size-complex="36pt" style:font-weight-complex="bold"/>
    </style:style>
    <style:style style:name="T2" style:family="text">
      <style:text-properties fo:color="#3465a4" fo:font-size="26pt" style:font-size-asian="26pt" style:font-size-complex="26pt"/>
    </style:style>
    <style:style style:name="T3" style:family="text">
      <style:text-properties fo:color="#3465a4" fo:font-size="54pt" fo:font-weight="bold" style:font-size-asian="54pt" style:font-weight-asian="bold" style:font-size-complex="54pt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color="#3465a4" style:font-name="Droid Sans" fo:font-size="36pt" fo:font-weight="bold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✔">
        <style:list-level-properties text:min-label-width="0.61cm"/>
        <style:text-properties fo:font-family="StarSymbol" style:font-charset="x-symbol" style:use-window-font-color="true" fo:font-size="60%"/>
      </text:list-level-style-bullet>
      <text:list-level-style-bullet text:level="2" text:bullet-char="✔">
        <style:list-level-properties text:space-before="0.6cm" text:min-label-width="0.61cm"/>
        <style:text-properties fo:font-family="StarSymbol" style:font-charset="x-symbol" style:use-window-font-color="true" fo:font-size="60%"/>
      </text:list-level-style-bullet>
      <text:list-level-style-bullet text:level="3" text:bullet-char="✔">
        <style:list-level-properties text:space-before="1.2cm" text:min-label-width="0.61cm"/>
        <style:text-properties fo:font-family="StarSymbol" style:font-charset="x-symbol" style:use-window-font-color="true" fo:font-size="60%"/>
      </text:list-level-style-bullet>
      <text:list-level-style-bullet text:level="4" text:bullet-char="✔">
        <style:list-level-properties text:space-before="1.8cm" text:min-label-width="0.61cm"/>
        <style:text-properties fo:font-family="StarSymbol" style:font-charset="x-symbol" style:use-window-font-color="true" fo:font-size="60%"/>
      </text:list-level-style-bullet>
      <text:list-level-style-bullet text:level="5" text:bullet-char="✔">
        <style:list-level-properties text:space-before="2.4cm" text:min-label-width="0.61cm"/>
        <style:text-properties fo:font-family="StarSymbol" style:font-charset="x-symbol" style:use-window-font-color="true" fo:font-size="60%"/>
      </text:list-level-style-bullet>
      <text:list-level-style-bullet text:level="6" text:bullet-char="✔">
        <style:list-level-properties text:space-before="3cm" text:min-label-width="0.61cm"/>
        <style:text-properties fo:font-family="StarSymbol" style:font-charset="x-symbol" style:use-window-font-color="true" fo:font-size="60%"/>
      </text:list-level-style-bullet>
      <text:list-level-style-bullet text:level="7" text:bullet-char="✔">
        <style:list-level-properties text:space-before="3.6cm" text:min-label-width="0.61cm"/>
        <style:text-properties fo:font-family="StarSymbol" style:font-charset="x-symbol" style:use-window-font-color="true" fo:font-size="60%"/>
      </text:list-level-style-bullet>
      <text:list-level-style-bullet text:level="8" text:bullet-char="✔">
        <style:list-level-properties text:space-before="4.2cm" text:min-label-width="0.61cm"/>
        <style:text-properties fo:font-family="StarSymbol" style:font-charset="x-symbol" style:use-window-font-color="true" fo:font-size="60%"/>
      </text:list-level-style-bullet>
      <text:list-level-style-bullet text:level="9" text:bullet-char="✔">
        <style:list-level-properties text:space-before="4.8cm" text:min-label-width="0.61cm"/>
        <style:text-properties fo:font-family="StarSymbol" style:font-charset="x-symbol" style:use-window-font-color="true" fo:font-size="60%"/>
      </text:list-level-style-bullet>
      <text:list-level-style-bullet text:level="10" text:bullet-char="✔">
        <style:list-level-properties text:space-before="5.4cm" text:min-label-width="0.61cm"/>
        <style:text-properties fo:font-family="StarSymbol" style:font-charset="x-symbol" style:use-window-font-color="true" fo:font-size="60%"/>
      </text:list-level-style-bullet>
    </text:list-style>
    <text:list-style style:name="L3">
      <text:list-level-style-bullet text:level="1" text:bullet-char="✔">
        <style:list-level-properties text:min-label-width="0.61cm"/>
        <style:text-properties fo:font-family="StarSymbol" style:font-charset="x-symbol" fo:color="#000000" fo:font-size="60%"/>
      </text:list-level-style-bullet>
      <text:list-level-style-bullet text:level="2" text:bullet-char="✔">
        <style:list-level-properties text:space-before="0.6cm" text:min-label-width="0.61cm"/>
        <style:text-properties fo:font-family="StarSymbol" style:font-charset="x-symbol" fo:color="#000000" fo:font-size="60%"/>
      </text:list-level-style-bullet>
      <text:list-level-style-bullet text:level="3" text:bullet-char="✔">
        <style:list-level-properties text:space-before="1.2cm" text:min-label-width="0.61cm"/>
        <style:text-properties fo:font-family="StarSymbol" style:font-charset="x-symbol" fo:color="#000000" fo:font-size="60%"/>
      </text:list-level-style-bullet>
      <text:list-level-style-bullet text:level="4" text:bullet-char="✔">
        <style:list-level-properties text:space-before="1.8cm" text:min-label-width="0.61cm"/>
        <style:text-properties fo:font-family="StarSymbol" style:font-charset="x-symbol" fo:color="#000000" fo:font-size="60%"/>
      </text:list-level-style-bullet>
      <text:list-level-style-bullet text:level="5" text:bullet-char="✔">
        <style:list-level-properties text:space-before="2.4cm" text:min-label-width="0.61cm"/>
        <style:text-properties fo:font-family="StarSymbol" style:font-charset="x-symbol" fo:color="#000000" fo:font-size="60%"/>
      </text:list-level-style-bullet>
      <text:list-level-style-bullet text:level="6" text:bullet-char="✔">
        <style:list-level-properties text:space-before="3cm" text:min-label-width="0.61cm"/>
        <style:text-properties fo:font-family="StarSymbol" style:font-charset="x-symbol" fo:color="#000000" fo:font-size="60%"/>
      </text:list-level-style-bullet>
      <text:list-level-style-bullet text:level="7" text:bullet-char="✔">
        <style:list-level-properties text:space-before="3.6cm" text:min-label-width="0.61cm"/>
        <style:text-properties fo:font-family="StarSymbol" style:font-charset="x-symbol" fo:color="#000000" fo:font-size="60%"/>
      </text:list-level-style-bullet>
      <text:list-level-style-bullet text:level="8" text:bullet-char="✔">
        <style:list-level-properties text:space-before="4.2cm" text:min-label-width="0.61cm"/>
        <style:text-properties fo:font-family="StarSymbol" style:font-charset="x-symbol" fo:color="#000000" fo:font-size="60%"/>
      </text:list-level-style-bullet>
      <text:list-level-style-bullet text:level="9" text:bullet-char="✔">
        <style:list-level-properties text:space-before="4.8cm" text:min-label-width="0.61cm"/>
        <style:text-properties fo:font-family="StarSymbol" style:font-charset="x-symbol" fo:color="#000000" fo:font-size="60%"/>
      </text:list-level-style-bullet>
      <text:list-level-style-bullet text:level="10" text:bullet-char="✔">
        <style:list-level-properties text:space-before="5.4cm" text:min-label-width="0.61cm"/>
        <style:text-properties fo:font-family="StarSymbol" style:font-charset="x-symbol" fo:color="#000000" fo:font-size="60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19.666cm" svg:height="7.007cm" svg:x="1.624cm" svg:y="12.708cm">
          <draw:text-box>
            <text:p text:style-name="P1"><text:span text:style-name="T1">Control y monitoreo</text:span><text:span text:style-name="T2"> de dispositivos</text:span></text:p>
            <text:p text:style-name="P1"><text:span text:style-name="T2">Utilizando las líneas de </text:span><text:span text:style-name="T1">Handshaking</text:span><text:span text:style-name="T2"> del</text:span></text:p>
            <text:p text:style-name="P1"><text:span text:style-name="T3">Puerto Seri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3" draw:text-style-name="P4" draw:layer="layout" svg:width="25.4cm" svg:height="3.11cm" svg:x="1.778cm" svg:y="4.58cm">
          <draw:text-box>
            <text:p text:style-name="P4">Es <text:span text:style-name="T4">infrecuente</text:span> encontrar una PC destinada a hogar u oficina con un conector para puerto serie: en los 90 se usaban para conectar el mouse... hace tiempo que no.</text:p>
          </draw:text-box>
        </draw:frame>
        <draw:frame draw:style-name="gr1" draw:text-style-name="P5" draw:layer="layout" svg:width="17.266cm" svg:height="1.733cm" svg:x="1.724cm" svg:y="0.762cm">
          <draw:text-box>
            <text:p text:style-name="P1"><text:span text:style-name="T5">¿El puerto serie aun existe?</text:span></text:p>
          </draw:text-box>
        </draw:frame>
        <draw:frame draw:style-name="gr3" draw:text-style-name="P4" draw:layer="layout" svg:width="23.368cm" svg:height="2.157cm" svg:x="1.778cm" svg:y="9.881cm">
          <draw:text-box>
            <text:p text:style-name="P4">Sin embargo se fabrican y venden adaptadores de USB a EIA232 que son comunes y baratos...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3" draw:text-style-name="P4" draw:layer="layout" svg:width="23.368cm" svg:height="1.733cm" svg:x="1.724cm" svg:y="3.048cm">
          <draw:text-box>
            <text:p text:style-name="P1"><text:span text:style-name="T5">¿Para qué se usa actualmente?</text:span></text:p>
          </draw:text-box>
        </draw:frame>
        <draw:frame draw:style-name="gr3" draw:text-style-name="P4" draw:layer="layout" svg:width="23.368cm" svg:height="14.065cm" svg:x="2.078cm" svg:y="5.283cm">
          <draw:text-box>
            <text:p text:style-name="P4">Para comunicarse con muchos dispositivos:</text:p>
            <text:list text:style-name="L2">
              <text:list-item>
                <text:p text:style-name="P6">GPS</text:p>
              </text:list-item>
              <text:list-item>
                <text:p text:style-name="P6">Módulos GPRS / GSM ... (comunicación celular)</text:p>
              </text:list-item>
              <text:list-item>
                <text:p text:style-name="P6">PLC (Controlador Lógico Programable)</text:p>
              </text:list-item>
              <text:list-item>
                <text:p text:style-name="P6">Microcontroladores (Ej. “Arduino”)</text:p>
              </text:list-item>
              <text:list-item>
                <text:p text:style-name="P6">Sistemas embebidos (Ej. “Raspberry Pi”)</text:p>
              </text:list-item>
              <text:list-item>
                <text:p text:style-name="P6">Lectores de códigos de barras</text:p>
              </text:list-item>
              <text:list-item>
                <text:p text:style-name="P6">Lectores-grabadores de tarjetas magnéticas y de tags RFID impresoras</text:p>
              </text:list-item>
              <text:list-item>
                <text:p text:style-name="P6">Sensores</text:p>
              </text:list-item>
            </text:list>
          </draw:text-box>
        </draw:frame>
        <draw:frame draw:style-name="gr1" draw:text-style-name="P5" draw:layer="layout" svg:width="16.826cm" svg:height="1.733cm" svg:x="1.724cm" svg:y="0.763cm">
          <draw:text-box>
            <text:p text:style-name="P1"><text:span text:style-name="T5">¡El puerto serie aun existe!</text:span></text:p>
          </draw:text-box>
        </draw:frame>
        <draw:frame draw:style-name="gr4" draw:text-style-name="P7" draw:layer="layout" svg:width="3.085cm" svg:height="1.205cm" svg:x="22.86cm" svg:y="18.607cm">
          <draw:text-box>
            <text:p text:style-name="P7">ETC.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1" draw:text-style-name="P5" draw:layer="layout" svg:width="15.285cm" svg:height="1.733cm" svg:x="1.724cm" svg:y="0.763cm">
          <draw:text-box>
            <text:p text:style-name="P1"><text:span text:style-name="T5">------------------------------------</text:span></text:p>
          </draw:text-box>
        </draw:frame>
        <draw:frame draw:style-name="gr3" draw:text-style-name="P4" draw:layer="layout" svg:width="25.4cm" svg:height="14.546cm" svg:x="1.778cm" svg:y="4.58cm">
          <draw:text-box>
            <text:p text:style-name="P4">Además de transmisión y recepción serie, el conector más común (de 9 conexiones) tiene 6 terminales: 4 entradas y 2 salidas, que se usan como “handshaking” en comunicaciones serie sincrónicas.</text:p>
            <text:p text:style-name="P4"/>
            <text:p text:style-name="P4">De estas seis patitas, dos son salidas y cuatro son entradas.</text:p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>Se pueden utilizar de forma independiente de la transmisión y recepción serie.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1" draw:text-style-name="P5" draw:layer="layout" svg:width="15.285cm" svg:height="1.733cm" svg:x="1.724cm" svg:y="0.763cm">
          <draw:text-box>
            <text:p text:style-name="P1"><text:span text:style-name="T5">------------------------------------</text:span></text:p>
          </draw:text-box>
        </draw:frame>
        <draw:frame draw:style-name="gr3" draw:text-style-name="P4" draw:layer="layout" svg:width="25.4cm" svg:height="5.016cm" svg:x="1.778cm" svg:y="4.58cm">
          <draw:text-box>
            <text:p text:style-name="P4">Un uso bastante común es usar una de las salidas (RTS) como control de transmisión-recepción para adaptadores 232-485</text:p>
            <text:p text:style-name="P4"/>
            <text:p text:style-name="P4">Algunos adaptadores de este tipo se pueden alimentar del propio puerto serie (de la otra salida, DTR) </text:p>
          </draw:text-box>
        </draw:frame>
        <draw:frame draw:style-name="gr3" draw:text-style-name="P4" draw:layer="layout" svg:width="25.4cm" svg:height="2.157cm" svg:x="1.778cm" svg:y="17.182cm">
          <draw:text-box>
            <text:p text:style-name="P4">Por supuesto, esas entradas y salidas digitales se pueden utilizar para cualquier otra aplicación que involucre control y/o monitoreo.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1" draw:text-style-name="P5" draw:layer="layout" svg:width="15.285cm" svg:height="1.733cm" svg:x="1.725cm" svg:y="0.764cm">
          <draw:text-box>
            <text:p text:style-name="P1"><text:span text:style-name="T5">------------------------------------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1" svg:font-family="'Liberation Mono'" style:font-family-generic="modern" style:font-pitch="fixed"/>
    <style:font-face style:name="Liberation Mono2" svg:font-family="'Liberation Mono'" style:font-adornments="Italic" style:font-family-generic="modern" style:font-pitch="fixed"/>
    <style:font-face style:name="Droid Sans2" svg:font-family="'Droid Sans'" style:font-adornments="Italic" style:font-family-generic="swiss" style:font-pitch="fixed"/>
    <style:font-face style:name="Droid Sans Mono1" svg:font-family="'Droid Sans Mono'" style:font-family-generic="swiss" style:font-pitch="fixed"/>
    <style:font-face style:name="Droid Sans Mono2" svg:font-family="'Droid Sans Mono'" style:font-adornments="Italic" style:font-family-generic="swiss" style:font-pitch="fixed"/>
    <style:font-face style:name="Liberation Mono3" svg:font-family="'Liberation Mono'" style:font-adornments="Italic" style:font-family-generic="swiss" style:font-pitch="fixed"/>
    <style:font-face style:name="Liberation Sans4" svg:font-family="'Liberation Sans'" style:font-adornments="Italic" style:font-family-generic="swiss" style:font-pitch="fixed"/>
    <style:font-face style:name="Liberation Mono" svg:font-family="'Liberation Mono'" style:font-family-generic="modern" style:font-pitch="variable"/>
    <style:font-face style:name="Liberation Sans3" svg:font-family="'Liberation Sans'" style:font-family-generic="modern" style:font-pitch="variable"/>
    <style:font-face style:name="Droid Sans1" svg:font-family="'Droid Sans'" style:font-family-generic="roman" style:font-pitch="variable"/>
    <style:font-face style:name="Droid Serif" svg:font-family="'Droid Serif'" style:font-family-generic="roman" style:font-pitch="variable"/>
    <style:font-face style:name="Droid Serif1" svg:font-family="'Droid Serif'" style:font-adornments="Italic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Droid Sans3" svg:font-family="'Droid Sans'" style:font-adornments="Italic" style:font-family-generic="swiss" style:font-pitch="variable"/>
    <style:font-face style:name="Droid Sans Mono" svg:font-family="'Droid Sans Mono'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svg:stroke-color="#729fcf" draw:fill="solid" draw:fill-color="#729fcf" draw:textarea-horizontal-align="justify" draw:textarea-vertical-align="middle" draw:auto-grow-height="fals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svg:stroke-width="0.051cm" svg:stroke-color="#729fcf" draw:marker-start-width="0.276cm" draw:marker-end-width="0.276cm" draw:fill="none" draw:textarea-vertical-align="middle" fo:padding-top="0.025cm" fo:padding-bottom="0.025cm" fo:padding-left="0.025cm" fo:padding-right="0.02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3465a4" style:font-name="Liberation Sans2" fo:font-size="12pt" fo:font-weight="bold" style:font-size-asian="12pt" style:font-weight-asian="bold" style:font-size-complex="12pt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0.77cm" svg:x="1.4cm" svg:y="20.05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0.68cm" svg:x="10.16cm" svg:y="20.22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2.469cm" svg:height="0.67cm" svg:x="24.93cm" svg:y="20.258cm" presentation:class="page-number">
        <draw:text-box>
          <text:p text:style-name="MP2"><text:span text:style-name="MT2"><text:page-number>&lt;number&gt;</text:page-number></text:span></text:p>
        </draw:text-box>
      </draw:frame>
      <draw:custom-shape draw:style-name="Mgr3" draw:text-style-name="MP4" draw:layer="backgroundobjects" svg:width="1.4cm" svg:height="21cm" svg:x="0cm" svg:y="0cm">
        <text:p/>
        <draw:enhanced-geometry svg:viewBox="0 0 21600 21600" draw:type="rectangle" draw:enhanced-path="M 0 0 L 21600 0 21600 21600 0 21600 0 0 Z N"/>
      </draw:custom-shape>
      <draw:line presentation:style-name="Mpr2" draw:text-style-name="MP4" draw:layer="backgroundobjects" svg:x1="0.454cm" svg:y1="20.158cm" svg:x2="27.886cm" svg:y2="20.158cm">
        <text:p/>
      </draw:line>
      <draw:line presentation:style-name="Mpr2" draw:text-style-name="MP4" draw:layer="backgroundobjects" svg:x1="0.454cm" svg:y1="20.058cm" svg:x2="27.886cm" svg:y2="20.058cm">
        <text:p/>
      </draw:lin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14T16:01:16.764179305</meta:creation-date>
    <dc:date>2016-01-31T10:37:00.360628021</dc:date>
    <meta:editing-duration>PT16H31M57S</meta:editing-duration>
    <meta:editing-cycles>8</meta:editing-cycles>
    <meta:generator>LibreOffice/4.2.8.2$Linux_X86_64 LibreOffice_project/420m0$Build-2</meta:generator>
    <meta:document-statistic meta:object-count="50"/>
  </office:meta>
</office:document-meta>
</file>